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Consolas" style:font-name-asian="Consolas" style:font-name-complex="Consolas"/>
    </style:style>
    <style:style style:name="P3" style:parent-style-name="Normal" style:family="paragraph">
      <style:paragraph-properties fo:margin-bottom="0.1388in" fo:line-height="115%"/>
    </style:style>
    <style:style style:name="T4" style:parent-style-name="DefaultParagraphFont" style:family="text">
      <style:text-properties style:font-name="Consolas" style:font-name-asian="Consolas" style:font-name-complex="Consolas"/>
    </style:style>
    <style:style style:name="P5" style:parent-style-name="Normal" style:family="paragraph">
      <style:paragraph-properties fo:margin-bottom="0.1388in" fo:line-height="115%"/>
    </style:style>
    <style:style style:name="T6" style:parent-style-name="DefaultParagraphFont" style:family="text">
      <style:text-properties style:font-name="Consolas" style:font-name-asian="Consolas" style:font-name-complex="Consolas"/>
    </style:style>
    <style:style style:name="T7" style:parent-style-name="DefaultParagraphFont" style:family="text">
      <style:text-properties style:font-name="Consolas" style:font-name-asian="Consolas" style:font-name-complex="Consolas"/>
    </style:style>
    <style:style style:name="P8" style:parent-style-name="Normal" style:family="paragraph">
      <style:paragraph-properties fo:margin-bottom="0.1388in" fo:line-height="115%"/>
    </style:style>
    <style:style style:name="T9" style:parent-style-name="DefaultParagraphFont" style:family="text">
      <style:text-properties style:font-name="Consolas" style:font-name-asian="Consolas" style:font-name-complex="Consolas"/>
    </style:style>
    <style:style style:name="T10" style:parent-style-name="DefaultParagraphFont" style:family="text">
      <style:text-properties style:font-name="Consolas" style:font-name-asian="Consolas" style:font-name-complex="Consolas"/>
    </style:style>
    <style:style style:name="T11" style:parent-style-name="DefaultParagraphFont" style:family="text">
      <style:text-properties style:font-name="Consolas" style:font-name-asian="Consolas" style:font-name-complex="Consolas"/>
    </style:style>
    <style:style style:name="T12" style:parent-style-name="DefaultParagraphFont" style:family="text">
      <style:text-properties style:font-name="Consolas" style:font-name-asian="Consolas" style:font-name-complex="Consolas"/>
    </style:style>
    <style:style style:name="T13" style:parent-style-name="DefaultParagraphFont" style:family="text">
      <style:text-properties style:font-name="Consolas" style:font-name-asian="Consolas" style:font-name-complex="Consolas"/>
    </style:style>
    <style:style style:name="T14" style:parent-style-name="DefaultParagraphFont" style:family="text">
      <style:text-properties style:font-name="Consolas" style:font-name-asian="Consolas" style:font-name-complex="Consolas"/>
    </style:style>
    <style:style style:name="T15" style:parent-style-name="DefaultParagraphFont" style:family="text">
      <style:text-properties style:font-name="Consolas" style:font-name-asian="Consolas" style:font-name-complex="Consolas"/>
    </style:style>
    <style:style style:name="T16" style:parent-style-name="DefaultParagraphFont" style:family="text">
      <style:text-properties style:font-name="Consolas" style:font-name-asian="Consolas" style:font-name-complex="Consolas"/>
    </style:style>
    <style:style style:name="T17" style:parent-style-name="DefaultParagraphFont" style:family="text">
      <style:text-properties style:font-name="Consolas" style:font-name-asian="Consolas" style:font-name-complex="Consolas"/>
    </style:style>
    <style:style style:name="P18" style:parent-style-name="Normal" style:family="paragraph">
      <style:paragraph-properties fo:margin-bottom="0.1388in" fo:line-height="115%"/>
    </style:style>
    <style:style style:name="T19" style:parent-style-name="DefaultParagraphFont" style:family="text">
      <style:text-properties style:font-name="Consolas" style:font-name-asian="Consolas" style:font-name-complex="Consolas"/>
    </style:style>
    <style:style style:name="T20" style:parent-style-name="DefaultParagraphFont" style:family="text">
      <style:text-properties style:font-name="Consolas" style:font-name-asian="Consolas" style:font-name-complex="Consolas" fo:color="#0000FF" style:text-underline-type="single" style:text-underline-style="solid" style:text-underline-width="auto" style:text-underline-mode="continuous"/>
    </style:style>
    <style:style style:name="T21" style:parent-style-name="DefaultParagraphFont" style:family="text">
      <style:text-properties style:font-name="Consolas" style:font-name-asian="Consolas" style:font-name-complex="Consolas"/>
    </style:style>
    <style:style style:name="P22" style:parent-style-name="Normal" style:family="paragraph">
      <style:paragraph-properties fo:margin-bottom="0.1388in" fo:line-height="115%"/>
    </style:style>
    <style:style style:name="T23" style:parent-style-name="DefaultParagraphFont" style:family="text">
      <style:text-properties style:font-name="Consolas" style:font-name-asian="Consolas" style:font-name-complex="Consolas"/>
    </style:style>
    <style:style style:name="T24" style:parent-style-name="DefaultParagraphFont" style:family="text">
      <style:text-properties style:font-name="Consolas" style:font-name-asian="Consolas" style:font-name-complex="Consolas"/>
    </style:style>
    <style:style style:name="P25" style:parent-style-name="Normal" style:family="paragraph">
      <style:paragraph-properties fo:margin-bottom="0.1388in" fo:line-height="115%"/>
    </style:style>
    <style:style style:name="T26" style:parent-style-name="DefaultParagraphFont" style:family="text">
      <style:text-properties style:font-name="Consolas" style:font-name-asian="Consolas" style:font-name-complex="Consolas"/>
    </style:style>
    <style:style style:name="T27" style:parent-style-name="DefaultParagraphFont" style:family="text">
      <style:text-properties style:font-name="Consolas" style:font-name-asian="Consolas" style:font-name-complex="Consolas"/>
    </style:style>
    <style:style style:name="P28" style:parent-style-name="Normal" style:family="paragraph">
      <style:paragraph-properties fo:margin-bottom="0.1388in" fo:line-height="115%"/>
    </style:style>
    <style:style style:name="T29" style:parent-style-name="DefaultParagraphFont" style:family="text">
      <style:text-properties style:font-name="Consolas" style:font-name-asian="Consolas" style:font-name-complex="Consolas"/>
    </style:style>
    <style:style style:name="P30" style:parent-style-name="Normal" style:family="paragraph">
      <style:paragraph-properties fo:margin-bottom="0.1388in" fo:line-height="115%"/>
    </style:style>
    <style:style style:name="T31" style:parent-style-name="DefaultParagraphFont" style:family="text">
      <style:text-properties style:font-name="Consolas" style:font-name-asian="Consolas" style:font-name-complex="Consolas"/>
    </style:style>
    <style:style style:name="T32" style:parent-style-name="DefaultParagraphFont" style:family="text">
      <style:text-properties style:font-name="Consolas" style:font-name-asian="Consolas" style:font-name-complex="Consolas"/>
    </style:style>
    <style:style style:name="P33" style:parent-style-name="Normal" style:family="paragraph">
      <style:paragraph-properties fo:margin-bottom="0.1388in" fo:line-height="115%"/>
    </style:style>
    <style:style style:name="T34" style:parent-style-name="DefaultParagraphFont" style:family="text">
      <style:text-properties style:font-name="Consolas" style:font-name-asian="Consolas" style:font-name-complex="Consolas"/>
    </style:style>
    <style:style style:name="T35" style:parent-style-name="DefaultParagraphFont" style:family="text">
      <style:text-properties style:font-name="Consolas" style:font-name-asian="Consolas" style:font-name-complex="Consolas"/>
    </style:style>
    <style:style style:name="T36" style:parent-style-name="DefaultParagraphFont" style:family="text">
      <style:text-properties style:font-name="Consolas" style:font-name-asian="Consolas" style:font-name-complex="Consolas"/>
    </style:style>
    <style:style style:name="T37" style:parent-style-name="DefaultParagraphFont" style:family="text">
      <style:text-properties style:font-name="Consolas" style:font-name-asian="Consolas" style:font-name-complex="Consolas"/>
    </style:style>
    <style:style style:name="T38" style:parent-style-name="DefaultParagraphFont" style:family="text">
      <style:text-properties style:font-name="Consolas" style:font-name-asian="Consolas" style:font-name-complex="Consolas"/>
    </style:style>
    <style:style style:name="P39" style:parent-style-name="Normal" style:family="paragraph">
      <style:paragraph-properties fo:margin-bottom="0.1388in" fo:line-height="115%"/>
    </style:style>
    <style:style style:name="T40" style:parent-style-name="DefaultParagraphFont" style:family="text">
      <style:text-properties style:font-name="Consolas" style:font-name-asian="Consolas" style:font-name-complex="Consolas"/>
    </style:style>
    <style:style style:name="P41" style:parent-style-name="Normal" style:family="paragraph">
      <style:paragraph-properties fo:margin-bottom="0.1388in" fo:line-height="115%"/>
    </style:style>
    <style:style style:name="T42" style:parent-style-name="DefaultParagraphFont" style:family="text">
      <style:text-properties style:font-name="Consolas" style:font-name-asian="Consolas" style:font-name-complex="Consolas"/>
    </style:style>
    <style:style style:name="T43" style:parent-style-name="DefaultParagraphFont" style:family="text">
      <style:text-properties style:font-name="Consolas" style:font-name-asian="Consolas" style:font-name-complex="Consolas"/>
    </style:style>
    <style:style style:name="P44" style:parent-style-name="Normal" style:family="paragraph">
      <style:paragraph-properties fo:margin-bottom="0.1388in" fo:line-height="115%"/>
    </style:style>
    <style:style style:name="T45" style:parent-style-name="DefaultParagraphFont" style:family="text">
      <style:text-properties style:font-name="Consolas" style:font-name-asian="Consolas" style:font-name-complex="Consolas"/>
    </style:style>
    <style:style style:name="P46" style:parent-style-name="Normal" style:family="paragraph">
      <style:paragraph-properties fo:margin-bottom="0.1388in" fo:line-height="115%"/>
    </style:style>
    <style:style style:name="T47" style:parent-style-name="DefaultParagraphFont" style:family="text">
      <style:text-properties style:font-name="Consolas" style:font-name-asian="Consolas" style:font-name-complex="Consolas"/>
    </style:style>
    <style:style style:name="P48" style:parent-style-name="Normal" style:family="paragraph">
      <style:paragraph-properties fo:margin-bottom="0.1388in" fo:line-height="115%"/>
    </style:style>
    <style:style style:name="T49" style:parent-style-name="DefaultParagraphFont" style:family="text">
      <style:text-properties style:font-name="Consolas" style:font-name-asian="Consolas" style:font-name-complex="Consolas"/>
    </style:style>
    <style:style style:name="T50" style:parent-style-name="DefaultParagraphFont" style:family="text">
      <style:text-properties style:font-name="Consolas" style:font-name-asian="Consolas" style:font-name-complex="Consolas"/>
    </style:style>
    <style:style style:name="P51" style:parent-style-name="Normal" style:family="paragraph">
      <style:paragraph-properties fo:margin-bottom="0.1388in" fo:line-height="115%"/>
    </style:style>
    <style:style style:name="T52" style:parent-style-name="DefaultParagraphFont" style:family="text">
      <style:text-properties style:font-name="Consolas" style:font-name-asian="Consolas" style:font-name-complex="Consolas"/>
    </style:style>
    <style:style style:name="P53" style:parent-style-name="Normal" style:family="paragraph">
      <style:paragraph-properties fo:margin-bottom="0.1388in" fo:line-height="115%"/>
    </style:style>
    <style:style style:name="T54" style:parent-style-name="DefaultParagraphFont" style:family="text">
      <style:text-properties style:font-name="Consolas" style:font-name-asian="Consolas" style:font-name-complex="Consolas"/>
    </style:style>
    <style:style style:name="T55" style:parent-style-name="DefaultParagraphFont" style:family="text">
      <style:text-properties style:font-name="Consolas" style:font-name-asian="Consolas" style:font-name-complex="Consolas"/>
    </style:style>
    <style:style style:name="P56" style:parent-style-name="Normal" style:family="paragraph">
      <style:paragraph-properties fo:margin-bottom="0.1388in" fo:line-height="115%"/>
    </style:style>
    <style:style style:name="T57" style:parent-style-name="DefaultParagraphFont" style:family="text">
      <style:text-properties style:font-name="Consolas" style:font-name-asian="Consolas" style:font-name-complex="Consolas"/>
    </style:style>
    <style:style style:name="T58" style:parent-style-name="DefaultParagraphFont" style:family="text">
      <style:text-properties style:font-name="Consolas" style:font-name-asian="Consolas" style:font-name-complex="Consolas"/>
    </style:style>
    <style:style style:name="P59" style:parent-style-name="Normal" style:family="paragraph">
      <style:paragraph-properties fo:margin-bottom="0.1388in" fo:line-height="115%"/>
    </style:style>
    <style:style style:name="T60" style:parent-style-name="DefaultParagraphFont" style:family="text">
      <style:text-properties style:font-name="Consolas" style:font-name-asian="Consolas" style:font-name-complex="Consolas"/>
    </style:style>
    <style:style style:name="T61" style:parent-style-name="DefaultParagraphFont" style:family="text">
      <style:text-properties style:font-name="Consolas" style:font-name-asian="Consolas" style:font-name-complex="Consolas"/>
    </style:style>
    <style:style style:name="P62" style:parent-style-name="Normal" style:family="paragraph">
      <style:paragraph-properties fo:margin-bottom="0.1388in" fo:line-height="115%"/>
    </style:style>
    <style:style style:name="T63" style:parent-style-name="DefaultParagraphFont" style:family="text">
      <style:text-properties style:font-name="Consolas" style:font-name-asian="Consolas" style:font-name-complex="Consolas"/>
    </style:style>
    <style:style style:name="P64" style:parent-style-name="Normal" style:family="paragraph">
      <style:paragraph-properties fo:margin-bottom="0.1388in" fo:line-height="115%"/>
    </style:style>
    <style:style style:name="T65" style:parent-style-name="DefaultParagraphFont" style:family="text">
      <style:text-properties style:font-name="Consolas" style:font-name-asian="Consolas" style:font-name-complex="Consolas"/>
    </style:style>
    <style:style style:name="T66" style:parent-style-name="DefaultParagraphFont" style:family="text">
      <style:text-properties style:font-name="Consolas" style:font-name-asian="Consolas" style:font-name-complex="Consolas"/>
    </style:style>
    <style:style style:name="P67" style:parent-style-name="Normal" style:family="paragraph">
      <style:paragraph-properties fo:margin-bottom="0.1388in" fo:line-height="115%"/>
    </style:style>
    <style:style style:name="T68" style:parent-style-name="DefaultParagraphFont" style:family="text">
      <style:text-properties style:font-name="Consolas" style:font-name-asian="Consolas" style:font-name-complex="Consolas"/>
    </style:style>
    <style:style style:name="P69" style:parent-style-name="Normal" style:family="paragraph">
      <style:paragraph-properties fo:margin-bottom="0.1388in" fo:line-height="115%"/>
    </style:style>
    <style:style style:name="T70" style:parent-style-name="DefaultParagraphFont" style:family="text">
      <style:text-properties style:font-name="Consolas" style:font-name-asian="Consolas" style:font-name-complex="Consolas"/>
    </style:style>
    <style:style style:name="T71" style:parent-style-name="DefaultParagraphFont" style:family="text">
      <style:text-properties style:font-name="Consolas" style:font-name-asian="Consolas" style:font-name-complex="Consolas"/>
    </style:style>
    <style:style style:name="P72" style:parent-style-name="Normal" style:family="paragraph">
      <style:paragraph-properties fo:margin-bottom="0.1388in" fo:line-height="115%"/>
    </style:style>
    <style:style style:name="T73" style:parent-style-name="DefaultParagraphFont" style:family="text">
      <style:text-properties style:font-name="Consolas" style:font-name-asian="Consolas" style:font-name-complex="Consolas"/>
    </style:style>
    <style:style style:name="P74" style:parent-style-name="Normal" style:family="paragraph">
      <style:paragraph-properties fo:margin-bottom="0.1388in" fo:line-height="115%"/>
    </style:style>
    <style:style style:name="T75" style:parent-style-name="DefaultParagraphFont" style:family="text">
      <style:text-properties style:font-name="Consolas" style:font-name-asian="Consolas" style:font-name-complex="Consolas"/>
    </style:style>
    <style:style style:name="P76" style:parent-style-name="Normal" style:family="paragraph">
      <style:paragraph-properties fo:margin-bottom="0.1388in" fo:line-height="115%"/>
    </style:style>
    <style:style style:name="T77" style:parent-style-name="DefaultParagraphFont" style:family="text">
      <style:text-properties style:font-name="Consolas" style:font-name-asian="Consolas" style:font-name-complex="Consolas"/>
    </style:style>
    <style:style style:name="T78" style:parent-style-name="DefaultParagraphFont" style:family="text">
      <style:text-properties style:font-name="Consolas" style:font-name-asian="Consolas" style:font-name-complex="Consolas"/>
    </style:style>
    <style:style style:name="P79" style:parent-style-name="Normal" style:family="paragraph">
      <style:paragraph-properties fo:margin-bottom="0.1388in" fo:line-height="115%"/>
    </style:style>
    <style:style style:name="T80" style:parent-style-name="DefaultParagraphFont" style:family="text">
      <style:text-properties style:font-name="Consolas" style:font-name-asian="Consolas" style:font-name-complex="Consolas"/>
    </style:style>
    <style:style style:name="P81" style:parent-style-name="Normal" style:family="paragraph">
      <style:paragraph-properties fo:margin-bottom="0.1388in" fo:line-height="115%"/>
    </style:style>
    <style:style style:name="T82" style:parent-style-name="DefaultParagraphFont" style:family="text">
      <style:text-properties style:font-name="Consolas" style:font-name-asian="Consolas" style:font-name-complex="Consolas"/>
    </style:style>
    <style:style style:name="T83" style:parent-style-name="DefaultParagraphFont" style:family="text">
      <style:text-properties style:font-name="Consolas" style:font-name-asian="Consolas" style:font-name-complex="Consolas"/>
    </style:style>
    <style:style style:name="P84" style:parent-style-name="Normal" style:family="paragraph">
      <style:paragraph-properties fo:margin-bottom="0.1388in" fo:line-height="115%"/>
    </style:style>
    <style:style style:name="T85" style:parent-style-name="DefaultParagraphFont" style:family="text">
      <style:text-properties style:font-name="Consolas" style:font-name-asian="Consolas" style:font-name-complex="Consolas"/>
    </style:style>
    <style:style style:name="P86" style:parent-style-name="Normal" style:family="paragraph">
      <style:paragraph-properties fo:margin-bottom="0.1388in" fo:line-height="115%"/>
    </style:style>
    <style:style style:name="T87" style:parent-style-name="DefaultParagraphFont" style:family="text">
      <style:text-properties style:font-name="Consolas" style:font-name-asian="Consolas" style:font-name-complex="Consolas"/>
    </style:style>
    <style:style style:name="T88" style:parent-style-name="DefaultParagraphFont" style:family="text">
      <style:text-properties style:font-name="Consolas" style:font-name-asian="Consolas" style:font-name-complex="Consolas"/>
    </style:style>
    <style:style style:name="P89" style:parent-style-name="Normal" style:family="paragraph">
      <style:paragraph-properties fo:margin-bottom="0.1388in" fo:line-height="115%"/>
    </style:style>
    <style:style style:name="T90" style:parent-style-name="DefaultParagraphFont" style:family="text">
      <style:text-properties style:font-name="Consolas" style:font-name-asian="Consolas" style:font-name-complex="Consolas"/>
    </style:style>
    <style:style style:name="P91" style:parent-style-name="Normal" style:family="paragraph">
      <style:paragraph-properties fo:margin-bottom="0.1388in" fo:line-height="115%"/>
    </style:style>
    <style:style style:name="T92" style:parent-style-name="DefaultParagraphFont" style:family="text">
      <style:text-properties style:font-name="Consolas" style:font-name-asian="Consolas" style:font-name-complex="Consolas"/>
    </style:style>
    <style:style style:name="T93" style:parent-style-name="DefaultParagraphFont" style:family="text">
      <style:text-properties style:font-name="Consolas" style:font-name-asian="Consolas" style:font-name-complex="Consolas"/>
    </style:style>
    <style:style style:name="T94" style:parent-style-name="DefaultParagraphFont" style:family="text">
      <style:text-properties style:font-name="Consolas" style:font-name-asian="Consolas" style:font-name-complex="Consolas"/>
    </style:style>
    <style:style style:name="T95" style:parent-style-name="DefaultParagraphFont" style:family="text">
      <style:text-properties style:font-name="Consolas" style:font-name-asian="Consolas" style:font-name-complex="Consolas"/>
    </style:style>
    <style:style style:name="T96" style:parent-style-name="DefaultParagraphFont" style:family="text">
      <style:text-properties style:font-name="Consolas" style:font-name-asian="Consolas" style:font-name-complex="Consolas"/>
    </style:style>
    <style:style style:name="T97" style:parent-style-name="DefaultParagraphFont" style:family="text">
      <style:text-properties style:font-name="Consolas" style:font-name-asian="Consolas" style:font-name-complex="Consolas"/>
    </style:style>
    <style:style style:name="P98" style:parent-style-name="Normal" style:family="paragraph">
      <style:paragraph-properties fo:margin-bottom="0.1388in" fo:line-height="115%"/>
    </style:style>
    <style:style style:name="T99" style:parent-style-name="DefaultParagraphFont" style:family="text">
      <style:text-properties style:font-name="Consolas" style:font-name-asian="Consolas" style:font-name-complex="Consolas"/>
    </style:style>
    <style:style style:name="P100" style:parent-style-name="Normal" style:family="paragraph">
      <style:paragraph-properties fo:margin-bottom="0.1388in" fo:line-height="115%"/>
    </style:style>
    <style:style style:name="T101" style:parent-style-name="DefaultParagraphFont" style:family="text">
      <style:text-properties style:font-name="Consolas" style:font-name-asian="Consolas" style:font-name-complex="Consolas"/>
    </style:style>
    <style:style style:name="T102" style:parent-style-name="DefaultParagraphFont" style:family="text">
      <style:text-properties style:font-name="Consolas" style:font-name-asian="Consolas" style:font-name-complex="Consolas"/>
    </style:style>
    <style:style style:name="T103" style:parent-style-name="DefaultParagraphFont" style:family="text">
      <style:text-properties style:font-name="Consolas" style:font-name-asian="Consolas" style:font-name-complex="Consolas"/>
    </style:style>
    <style:style style:name="T104" style:parent-style-name="DefaultParagraphFont" style:family="text">
      <style:text-properties style:font-name="Consolas" style:font-name-asian="Consolas" style:font-name-complex="Consolas"/>
    </style:style>
    <style:style style:name="T105" style:parent-style-name="DefaultParagraphFont" style:family="text">
      <style:text-properties style:font-name="Consolas" style:font-name-asian="Consolas" style:font-name-complex="Consolas"/>
    </style:style>
    <style:style style:name="P106" style:parent-style-name="Normal" style:family="paragraph">
      <style:paragraph-properties fo:margin-bottom="0.1388in" fo:line-height="115%"/>
    </style:style>
    <style:style style:name="T107" style:parent-style-name="DefaultParagraphFont" style:family="text">
      <style:text-properties style:font-name="Consolas" style:font-name-asian="Consolas" style:font-name-complex="Consolas"/>
    </style:style>
    <style:style style:name="T108" style:parent-style-name="DefaultParagraphFont" style:family="text">
      <style:text-properties style:font-name="Consolas" style:font-name-asian="Consolas" style:font-name-complex="Consolas"/>
    </style:style>
    <style:style style:name="P109" style:parent-style-name="Normal" style:family="paragraph">
      <style:paragraph-properties fo:margin-bottom="0.1388in" fo:line-height="115%"/>
    </style:style>
    <style:style style:name="T110" style:parent-style-name="DefaultParagraphFont" style:family="text">
      <style:text-properties style:font-name="Consolas" style:font-name-asian="Consolas" style:font-name-complex="Consolas"/>
    </style:style>
    <style:style style:name="P111" style:parent-style-name="Normal" style:family="paragraph">
      <style:paragraph-properties fo:margin-bottom="0.1388in" fo:line-height="115%"/>
    </style:style>
    <style:style style:name="T112" style:parent-style-name="DefaultParagraphFont" style:family="text">
      <style:text-properties style:font-name="Consolas" style:font-name-asian="Consolas" style:font-name-complex="Consolas"/>
    </style:style>
    <style:style style:name="P113" style:parent-style-name="Normal" style:family="paragraph">
      <style:paragraph-properties fo:margin-bottom="0.1388in" fo:line-height="115%"/>
      <style:text-properties style:font-name="Consolas" style:font-name-asian="Consolas" style:font-name-complex="Consolas"/>
    </style:style>
    <style:style style:name="P114" style:parent-style-name="Normal" style:family="paragraph">
      <style:paragraph-properties fo:margin-bottom="0.1388in" fo:line-height="115%"/>
      <style:text-properties style:font-name="Consolas" style:font-name-asian="Consolas" style:font-name-complex="Consolas"/>
    </style:style>
    <style:style style:name="P115" style:parent-style-name="Normal" style:family="paragraph">
      <style:paragraph-properties fo:margin-bottom="0.1388in" fo:line-height="115%"/>
      <style:text-properties style:font-name="Consolas" style:font-name-asian="Consolas" style:font-name-complex="Consolas"/>
    </style:style>
    <style:style style:name="P116" style:parent-style-name="Normal" style:family="paragraph">
      <style:paragraph-properties fo:margin-bottom="0.1388in" fo:line-height="115%"/>
    </style:style>
    <style:style style:name="P117" style:parent-style-name="Normal" style:family="paragraph">
      <style:paragraph-properties fo:margin-bottom="0.1388in" fo:line-height="115%"/>
    </style:style>
    <style:style style:name="P118" style:parent-style-name="Normal" style:family="paragraph">
      <style:paragraph-properties fo:margin-bottom="0.1388in" fo:line-height="115%"/>
    </style:style>
    <style:style style:name="P119" style:parent-style-name="Normal" style:family="paragraph">
      <style:paragraph-properties fo:margin-bottom="0.1388in" fo:line-height="115%"/>
    </style:style>
    <style:style style:name="P120" style:parent-style-name="Normal" style:family="paragraph">
      <style:paragraph-properties fo:margin-bottom="0.1388in" fo:line-height="115%"/>
    </style:style>
    <style:style style:name="P121" style:parent-style-name="Normal" style:family="paragraph">
      <style:paragraph-properties fo:margin-bottom="0.1388in" fo:line-height="115%"/>
    </style:style>
    <style:style style:name="P122" style:parent-style-name="Normal" style:family="paragraph">
      <style:paragraph-properties fo:margin-bottom="0.1388in" fo:line-height="115%"/>
    </style:style>
    <style:style style:name="P123" style:parent-style-name="Normal" style:family="paragraph">
      <style:paragraph-properties fo:margin-bottom="0.1388in" fo:line-height="115%"/>
    </style:style>
    <style:style style:name="P124" style:parent-style-name="Normal" style:family="paragraph">
      <style:paragraph-properties fo:margin-bottom="0.1388in" fo:line-height="115%"/>
    </style:style>
    <style:style style:name="P125" style:parent-style-name="Normal" style:family="paragraph">
      <style:paragraph-properties fo:margin-bottom="0.1388in" fo:line-height="115%"/>
    </style:style>
    <style:style style:name="P126" style:parent-style-name="Normal" style:family="paragraph">
      <style:paragraph-properties fo:margin-bottom="0.1388in" fo:line-height="115%"/>
    </style:style>
    <style:style style:name="P127" style:parent-style-name="Normal" style:family="paragraph">
      <style:paragraph-properties fo:margin-bottom="0.1388in" fo:line-height="115%"/>
    </style:style>
    <style:style style:name="P128" style:parent-style-name="Normal" style:family="paragraph">
      <style:paragraph-properties fo:margin-bottom="0.1388in" fo:line-height="115%"/>
    </style:style>
    <style:style style:name="P129" style:parent-style-name="Normal" style:family="paragraph">
      <style:paragraph-properties fo:margin-bottom="0.1388in" fo:line-height="115%"/>
    </style:style>
    <style:style style:name="P130" style:parent-style-name="Normal" style:family="paragraph">
      <style:paragraph-properties fo:margin-bottom="0.1388in" fo:line-height="115%"/>
    </style:style>
    <style:style style:name="P131" style:parent-style-name="Normal" style:family="paragraph">
      <style:paragraph-properties fo:margin-bottom="0.1388in" fo:line-height="115%"/>
    </style:style>
    <style:style style:name="P132" style:parent-style-name="Normal" style:family="paragraph">
      <style:paragraph-properties fo:margin-bottom="0.1388in" fo:line-height="115%"/>
    </style:style>
    <style:style style:name="P133" style:parent-style-name="Normal" style:family="paragraph">
      <style:paragraph-properties fo:margin-bottom="0.1388in" fo:line-height="115%"/>
    </style:style>
    <style:style style:name="P134" style:parent-style-name="Normal" style:family="paragraph">
      <style:paragraph-properties fo:margin-bottom="0.1388in" fo:line-height="115%"/>
    </style:style>
    <style:style style:name="P135" style:parent-style-name="Normal" style:family="paragraph">
      <style:paragraph-properties fo:margin-bottom="0.1388in" fo:line-height="115%"/>
    </style:style>
    <style:style style:name="P136" style:parent-style-name="Normal" style:family="paragraph">
      <style:paragraph-properties fo:margin-bottom="0.1388in" fo:line-height="115%"/>
    </style:style>
    <style:style style:name="P137" style:parent-style-name="Normal" style:family="paragraph">
      <style:paragraph-properties fo:margin-bottom="0.1388in" fo:line-height="115%"/>
    </style:style>
    <style:style style:name="P138" style:parent-style-name="Normal" style:family="paragraph">
      <style:paragraph-properties fo:margin-bottom="0.1388in" fo:line-height="115%"/>
    </style:style>
    <style:style style:name="P139" style:parent-style-name="Normal" style:family="paragraph">
      <style:paragraph-properties fo:margin-bottom="0.1388in" fo:line-height="115%"/>
    </style:style>
    <style:style style:name="P140" style:parent-style-name="Normal" style:family="paragraph">
      <style:paragraph-properties fo:margin-bottom="0.1388in" fo:line-height="115%"/>
    </style:style>
    <style:style style:name="P141" style:parent-style-name="Normal" style:family="paragraph">
      <style:paragraph-properties fo:margin-bottom="0.1388in" fo:line-height="115%"/>
    </style:style>
    <style:style style:name="P142" style:parent-style-name="Normal" style:family="paragraph">
      <style:paragraph-properties fo:margin-bottom="0.1388in" fo:line-height="115%"/>
    </style:style>
    <style:style style:name="P143" style:parent-style-name="Normal" style:family="paragraph">
      <style:paragraph-properties fo:margin-bottom="0.1388in" fo:line-height="115%"/>
    </style:style>
    <style:style style:name="P144" style:parent-style-name="Normal" style:family="paragraph">
      <style:paragraph-properties fo:margin-bottom="0.1388in" fo:line-height="115%"/>
    </style:style>
    <style:style style:name="P145" style:parent-style-name="Normal" style:family="paragraph">
      <style:paragraph-properties fo:margin-bottom="0.1388in" fo:line-height="115%"/>
    </style:style>
    <style:style style:name="P146" style:parent-style-name="Normal" style:family="paragraph">
      <style:paragraph-properties fo:margin-bottom="0.1388in" fo:line-height="115%"/>
    </style:style>
    <style:style style:name="P147" style:parent-style-name="Normal" style:family="paragraph">
      <style:paragraph-properties fo:margin-bottom="0.1388in" fo:line-height="115%"/>
    </style:style>
    <style:style style:name="P148" style:parent-style-name="Normal" style:family="paragraph">
      <style:paragraph-properties fo:margin-bottom="0.1388in" fo:line-height="115%"/>
    </style:style>
    <style:style style:name="P149" style:parent-style-name="Normal" style:family="paragraph">
      <style:paragraph-properties fo:margin-bottom="0.1388in" fo:line-height="115%"/>
    </style:style>
    <style:style style:name="P150" style:parent-style-name="Normal" style:family="paragraph">
      <style:paragraph-properties fo:margin-bottom="0.1388in" fo:line-height="115%"/>
    </style:style>
    <style:style style:name="P151" style:parent-style-name="Normal" style:family="paragraph">
      <style:paragraph-properties fo:margin-bottom="0.1388in" fo:line-height="115%"/>
    </style:style>
    <style:style style:name="P152" style:parent-style-name="Normal" style:family="paragraph">
      <style:paragraph-properties fo:margin-bottom="0.1388in" fo:line-height="115%"/>
    </style:style>
    <style:style style:name="P153" style:parent-style-name="Normal" style:family="paragraph">
      <style:paragraph-properties fo:margin-bottom="0.1388in" fo:line-height="115%"/>
    </style:style>
    <style:style style:name="P154" style:parent-style-name="Normal" style:family="paragraph">
      <style:paragraph-properties fo:margin-bottom="0.1388in" fo:line-height="115%"/>
    </style:style>
    <style:style style:name="P155" style:parent-style-name="Normal" style:family="paragraph">
      <style:paragraph-properties fo:margin-bottom="0.1388in" fo:line-height="115%"/>
    </style:style>
    <style:style style:name="P156" style:parent-style-name="Normal" style:family="paragraph">
      <style:paragraph-properties fo:margin-bottom="0.1388in" fo:line-height="115%"/>
    </style:style>
    <style:style style:name="P157" style:parent-style-name="Normal" style:family="paragraph">
      <style:paragraph-properties fo:margin-bottom="0.1388in" fo:line-height="115%"/>
    </style:style>
    <style:style style:name="P158" style:parent-style-name="Normal" style:family="paragraph">
      <style:paragraph-properties fo:margin-bottom="0.1388in" fo:line-height="115%"/>
    </style:style>
    <style:style style:name="P159" style:parent-style-name="Normal" style:family="paragraph">
      <style:paragraph-properties fo:margin-bottom="0.1388in" fo:line-height="115%"/>
    </style:style>
    <style:style style:name="P160" style:parent-style-name="Normal" style:family="paragraph">
      <style:paragraph-properties fo:margin-bottom="0.1388in" fo:line-height="115%"/>
    </style:style>
  </office:automatic-styles>
  <office:body>
    <office:text text:use-soft-page-breaks="true">
      <text:p text:style-name="P1"><text:span text:style-name="T2">let</text:span></text:p>
      <text:p text:style-name="P3"><text:span text:style-name="T4"><text:s text:c="4"/>Source = Csv.Document(File.Contents("C:\Users\PC\Downloads\archive (2)\fifa21 raw data v2.csv"),[Delimiter=",", Columns=77, Encoding=1252, QuoteStyle=QuoteStyle.Csv]),</text:span></text:p>
      <text:p text:style-name="P5"><text:span text:style-name="T6"><text:s text:c="4"/>#"Promoted Headers" = Table.PromoteHeaders(Source,<text:s/></text:span><text:span text:style-name="T7">[PromoteAllScalars=true]),</text:span></text:p>
      <text:p text:style-name="P8"><text:span text:style-name="T9"><text:s text:c="4"/>#"Changed Type" = Table.TransformColumnTypes(#"Promoted Headers",{{"ID", Int64.Type}, {"Name", type text}, {"LongName", type text}, {"photoUrl", type text}, {"playerUrl", type text}, {"Nationality", type text}, {"Age", Int64.</text:span><text:span text:style-name="T10">Type}, {"â†“OVA", Int64.Type}, {"POT", Int64.Type}, {"Club", type text}, {"Contract", type text}, {"Positions", type text}, {"Height", type text}, {"Weight", type text}, {"Preferred Foot", type text}, {"BOV", Int64.Type}, {"Best Position", type text}, {"Jo</text:span><text:span text:style-name="T11">ined", type date}, {"Loan Date End", type text}, {"Value", type text}, {"Wage", type text}, {"Release Clause", type text}, {"Attacking", Int64.Type}, {"Crossing", Int64.Type}, {"Finishing", Int64.Type}, {"Heading Accuracy", Int64.Type}, {"Short Passing", I</text:span><text:span text:style-name="T12">nt64.Type}, {"Volleys", Int64.Type}, {"Skill", Int64.Type}, {"Dribbling", Int64.Type}, {"Curve", Int64.Type}, {"FK Accuracy", Int64.Type}, {"Long Passing", Int64.Type}, {"Ball Control", Int64.Type}, {"Movement", Int64.Type}, {"Acceleration", Int64.Type}, {</text:span><text:span text:style-name="T13">"Sprint Speed", Int64.Type}, {"Agility", Int64.Type}, {"Reactions", Int64.Type}, {"Balance", Int64.Type}, {"Power", Int64.Type}, {"Shot Power", Int64.Type}, {"Jumping", Int64.Type}, {"Stamina", Int64.Type}, {"Strength", Int64.Type}, {"Long Shots", Int64.Ty</text:span><text:span text:style-name="T14">pe}, {"Mentality", Int64.Type}, {"Aggression", Int64.Type}, {"Interceptions", Int64.Type}, {"Positioning", Int64.Type}, {"Vision", Int64.Type}, {"Penalties", Int64.Type}, {"Composure", Int64.Type}, {"Defending", Int64.Type}, {"Marking", Int64.Type}, {"Stan</text:span><text:span text:style-name="T15">ding Tackle", Int64.Type}, {"Sliding Tackle", Int64.Type}, {"Goalkeeping", Int64.Type}, {"GK Diving", Int64.Type}, {"GK Handling", Int64.Type}, {"GK Kicking", Int64.Type}, {"GK Positioning", Int64.Type}, {"GK Reflexes", Int64.Type}, {"Total Stats", Int64.T</text:span><text:span text:style-name="T16">ype}, {"Base Stats", Int64.Type}, {"W/F", type text}, {"SM", type text}, {"A/W", type text}, {"D/W", type text}, {"IR", type text}, {"PAC", Int64.Type}, {"SHO", Int64.Type}, {"PAS", Int64.Type}, {"DRI", Int64.Type}, {"DEF", Int64.Type}, {"PHY", Int64.Type}</text:span><text:span text:style-name="T17">, {"Hits", type text}}),</text:span></text:p>
      <text:p text:style-name="P18"><text:span text:style-name="T19"><text:s text:c="4"/>#"Inserted Text After Delimiter" = Table.AddColumn(#"Changed Type", "Text After Delimiter", each Text.AfterDelimiter([playerUrl], "</text:span><text:a xlink:href="http://sofifa.com/player/" office:target-frame-name="_top" xlink:show="replace"><text:span text:style-name="T20">http://sofifa.com/player/</text:span></text:a><text:span text:style-name="T21">"), type text),</text:span></text:p>
      <text:p text:style-name="P22"><text:span text:style-name="T23"><text:s text:c="4"/>#"Insert</text:span><text:span text:style-name="T24">ed Text Between Delimiters" = Table.AddColumn(#"Inserted Text After Delimiter", "Text Between Delimiters", each Text.BetweenDelimiters([Text After Delimiter], "/", "/"), type text),</text:span></text:p>
      <text:soft-page-break/>
      <text:p text:style-name="P25"><text:span text:style-name="T26"><text:s text:c="4"/>#"Replaced Value" = Table.ReplaceValue(#"Inserted Text Between Delimit</text:span><text:span text:style-name="T27">ers","-"," ",Replacer.ReplaceText,{"Text Between Delimiters"}),</text:span></text:p>
      <text:p text:style-name="P28"><text:span text:style-name="T29"><text:s text:c="4"/>#"Capitalized Each Word" = Table.TransformColumns(#"Replaced Value",{{"Text Between Delimiters", Text.Proper, type text}}),</text:span></text:p>
      <text:p text:style-name="P30"><text:span text:style-name="T31"><text:s text:c="4"/>#"Replaced Value1" = Table.ReplaceValue(#"Capitalized Each W</text:span><text:span text:style-name="T32">ord","C","Cristiano",Replacer.ReplaceText,{"Text Between Delimiters"}),</text:span></text:p>
      <text:p text:style-name="P33"><text:span text:style-name="T34"><text:s text:c="4"/>#"Reordered Columns" = Table.ReorderColumns(#"Replaced Value1",{"ID", "Name", "LongName", "Text Between Delimiters", "photoUrl", "playerUrl", "Nationality", "Age", "â†“OVA", "POT",</text:span><text:span text:style-name="T35"><text:s/>"Club", "Contract", "Positions", "Height", "Weight", "Preferred Foot", "BOV", "Best Position", "Joined", "Loan Date End", "Value", "Wage", "Release Clause", "Attacking", "Crossing", "Finishing", "Heading Accuracy", "Short Passing", "Volleys", "Skill", "Dr</text:span><text:span text:style-name="T36">ibbling", "Curve", "FK Accuracy", "Long Passing", "Ball Control", "Movement", "Acceleration", "Sprint Speed", "Agility", "Reactions", "Balance", "Power", "Shot Power", "Jumping", "Stamina", "Strength", "Long Shots", "Mentality", "Aggression", "Interception</text:span><text:span text:style-name="T37">s", "Positioning", "Vision", "Penalties", "Composure", "Defending", "Marking", "Standing Tackle", "Sliding Tackle", "Goalkeeping", "GK Diving", "GK Handling", "GK Kicking", "GK Positioning", "GK Reflexes", "Total Stats", "Base Stats", "W/F", "SM", "A/W", "</text:span><text:span text:style-name="T38">D/W", "IR", "PAC", "SHO", "PAS", "DRI", "DEF", "PHY", "Hits", "Text After Delimiter"}),</text:span></text:p>
      <text:p text:style-name="P39"><text:span text:style-name="T40"><text:s text:c="4"/>#"Renamed Columns" = Table.RenameColumns(#"Reordered Columns",{{"Text Between Delimiters", "Players Full Name"}}),</text:span></text:p>
      <text:p text:style-name="P41"><text:span text:style-name="T42"><text:s text:c="4"/>#"Removed Columns" = Table.RemoveColumns(#"Re</text:span><text:span text:style-name="T43">named Columns",{"Name", "LongName"}),</text:span></text:p>
      <text:p text:style-name="P44"><text:span text:style-name="T45"><text:s text:c="4"/>#"Replaced Value2" = Table.ReplaceValue(#"Removed Columns","~","-",Replacer.ReplaceText,{"Contract"}),</text:span></text:p>
      <text:p text:style-name="P46"><text:span text:style-name="T47"><text:s text:c="4"/>#"Replaced Value3" = Table.ReplaceValue(#"Replaced Value2","kg","Ibs",Replacer.ReplaceText,{"Weight"}),</text:span></text:p>
      <text:p text:style-name="P48"><text:span text:style-name="T49"><text:s text:c="3"/></text:span><text:span text:style-name="T50"><text:s/>#"Replaced Value4" = Table.ReplaceValue(#"Replaced Value3","cm","",Replacer.ReplaceText,{"Height"}),</text:span></text:p>
      <text:p text:style-name="P51"><text:span text:style-name="T52"><text:s text:c="4"/>#"Changed Type1" = Table.TransformColumnTypes(#"Replaced Value4",{{"Height", Int64.Type}, {"Loan Date End", type date}}),</text:span></text:p>
      <text:p text:style-name="P53"><text:span text:style-name="T54"><text:s text:c="4"/>#"Extracted Text Range"<text:s/></text:span><text:span text:style-name="T55">= Table.TransformColumns(#"Changed Type1", {{"Value", each Text.Middle(_, 3, 9), type text}}),</text:span></text:p>
      <text:p text:style-name="P56"><text:span text:style-name="T57"><text:s text:c="4"/>#"Extracted Text Range1" = Table.TransformColumns(#"Extracted Text<text:s/></text:span><text:soft-page-break/><text:span text:style-name="T58">Range", {{"Wage", each Text.Middle(_, 3, 9), type text}}),</text:span></text:p>
      <text:p text:style-name="P59"><text:span text:style-name="T60"><text:s text:c="4"/>#"Extracted Text Range2" =<text:s/></text:span><text:span text:style-name="T61">Table.TransformColumns(#"Extracted Text Range1", {{"Release Clause", each Text.Middle(_, 3, 9), type text}}),</text:span></text:p>
      <text:p text:style-name="P62"><text:span text:style-name="T63"><text:s text:c="4"/>#"Replaced Value5" = Table.ReplaceValue(#"Extracted Text Range2","K",",000",Replacer.ReplaceText,{"Wage"}),</text:span></text:p>
      <text:p text:style-name="P64"><text:span text:style-name="T65"><text:s text:c="4"/>#"Changed Type2" = Table.Trans</text:span><text:span text:style-name="T66">formColumnTypes(#"Replaced Value5",{{"Wage", Currency.Type}}),</text:span></text:p>
      <text:p text:style-name="P67"><text:span text:style-name="T68"><text:s text:c="4"/>#"Replaced Value6" = Table.ReplaceValue(#"Changed Type2","M","M$",Replacer.ReplaceText,{"Value"}),</text:span></text:p>
      <text:p text:style-name="P69"><text:span text:style-name="T70"><text:s text:c="4"/>#"Replaced Value7" = Table.ReplaceValue(#"Replaced Value6","M","M$",Replacer.ReplaceTe</text:span><text:span text:style-name="T71">xt,{"Release Clause"}),</text:span></text:p>
      <text:p text:style-name="P72"><text:span text:style-name="T73"><text:s text:c="4"/>#"Extracted First Characters" = Table.TransformColumns(#"Replaced Value7", {{"W/F", each Text.Start(_, 1), type text}}),</text:span></text:p>
      <text:p text:style-name="P74"><text:span text:style-name="T75"><text:s text:c="4"/>#"Changed Type3" = Table.TransformColumnTypes(#"Extracted First Characters",{{"W/F", Int64.Type}}),</text:span></text:p>
      <text:p text:style-name="P76"><text:span text:style-name="T77"><text:s text:c="3"/></text:span><text:span text:style-name="T78"><text:s/>#"Extracted First Characters1" = Table.TransformColumns(#"Changed Type3", {{"SM", each Text.Start(_, 1), type text}}),</text:span></text:p>
      <text:p text:style-name="P79"><text:span text:style-name="T80"><text:s text:c="4"/>#"Changed Type4" = Table.TransformColumnTypes(#"Extracted First Characters1",{{"SM", Int64.Type}}),</text:span></text:p>
      <text:p text:style-name="P81"><text:span text:style-name="T82"><text:s text:c="4"/>#"Extracted First Characters</text:span><text:span text:style-name="T83">2" = Table.TransformColumns(#"Changed Type4", {{"IR", each Text.Start(_, 1), type text}}),</text:span></text:p>
      <text:p text:style-name="P84"><text:span text:style-name="T85"><text:s text:c="4"/>#"Changed Type5" = Table.TransformColumnTypes(#"Extracted First Characters2",{{"IR", Int64.Type}}),</text:span></text:p>
      <text:p text:style-name="P86"><text:span text:style-name="T87"><text:s text:c="4"/>#"Removed Columns1" = Table.RemoveColumns(#"Changed<text:s/></text:span><text:span text:style-name="T88">Type5",{"Text After Delimiter"}),</text:span></text:p>
      <text:p text:style-name="P89"><text:span text:style-name="T90"><text:s text:c="4"/>#"Added Custom" = Table.AddColumn(#"Removed Columns1", "Club.1", each Text.Select([Club], {"A".."z","O".."9"})),</text:span></text:p>
      <text:p text:style-name="P91"><text:span text:style-name="T92"><text:s text:c="4"/>#"Reordered Columns1" = Table.ReorderColumns(#"Added Custom",{"ID", "Players Full Name", "photoUrl",<text:s/></text:span><text:span text:style-name="T93">"playerUrl", "Nationality", "Age", "â†“OVA", "POT", "Club", "Club.1", "Contract", "Positions", "Height", "Weight", "Preferred Foot", "BOV", "Best Position", "Joined", "Loan Date End", "Value", "Wage", "Release Clause", "Attacking", "Crossing", "Finishing",</text:span><text:span text:style-name="T94"><text:s/>"Heading Accuracy", "Short Passing", "Volleys", "Skill", "Dribbling", "Curve", "FK Accuracy", "Long Passing", "Ball Control", "Movement", "Acceleration",<text:s/></text:span><text:soft-page-break/><text:span text:style-name="T95">"Sprint Speed", "Agility", "Reactions", "Balance", "Power", "Shot Power", "Jumping", "Stamina", "Stre</text:span><text:span text:style-name="T96">ngth", "Long Shots", "Mentality", "Aggression", "Interceptions", "Positioning", "Vision", "Penalties", "Composure", "Defending", "Marking", "Standing Tackle", "Sliding Tackle", "Goalkeeping", "GK Diving", "GK Handling", "GK Kicking", "GK Positioning", "GK<text:s/></text:span><text:span text:style-name="T97">Reflexes", "Total Stats", "Base Stats", "W/F", "SM", "A/W", "D/W", "IR", "PAC", "SHO", "PAS", "DRI", "DEF", "PHY", "Hits"}),</text:span></text:p>
      <text:p text:style-name="P98"><text:span text:style-name="T99"><text:s text:c="4"/>#"Removed Columns2" = Table.RemoveColumns(#"Reordered Columns1",{"Club"}),</text:span></text:p>
      <text:p text:style-name="P100"><text:span text:style-name="T101"><text:s text:c="4"/>#"Reordered Columns2" = Table.ReorderColumns(#"R</text:span><text:span text:style-name="T102">emoved Columns2",{"ID", "Players Full Name", "photoUrl", "playerUrl", "Nationality", "Age", "â†“OVA", "POT", "Club.1", "Contract", "Positions", "Height", "Weight", "Preferred Foot", "BOV", "Best Position", "Joined", "Loan Date End", "Value", "Wage", "Relea</text:span><text:span text:style-name="T103">se Clause", "Attacking", "Crossing", "Finishing", "Heading Accuracy", "Short Passing", "Volleys", "Skill", "Dribbling", "Curve", "FK Accuracy", "Long Passing", "Ball Control", "Movement", "Acceleration", "Sprint Speed", "Agility", "Reactions", "Balance", "</text:span><text:span text:style-name="T104">Power", "Shot Power", "Jumping", "Stamina", "Strength", "Long Shots", "Mentality", "Aggression", "Interceptions", "Positioning", "Vision", "Penalties", "Composure", "Defending", "Marking", "Standing Tackle", "Sliding Tackle", "Goalkeeping", "GK Diving", "G</text:span><text:span text:style-name="T105">K Handling", "GK Kicking", "GK Positioning", "GK Reflexes", "Base Stats", "W/F", "SM", "A/W", "D/W", "IR", "PAC", "SHO", "PAS", "DRI", "DEF", "PHY", "Hits", "Total Stats"}),</text:span></text:p>
      <text:p text:style-name="P106"><text:span text:style-name="T107"><text:s text:c="4"/>#"Changed Type6" = Table.TransformColumnTypes(#"Reordered Columns2",{{"PAS", P</text:span><text:span text:style-name="T108">ercentage.Type}}),</text:span></text:p>
      <text:p text:style-name="P109"><text:span text:style-name="T110"><text:s text:c="4"/>#"Renamed Columns1" = Table.RenameColumns(#"Changed Type6",{{"Club.1", "Club"}})</text:span></text:p>
      <text:p text:style-name="P111"><text:span text:style-name="T112">in</text:span></text:p>
      <text:p text:style-name="P113"><text:s text:c="4"/>#"Renamed Columns1"</text:p>
      <text:p text:style-name="P114"/>
      <text:p text:style-name="P115"/>
      <text:p text:style-name="P116">let</text:p>
      <text:p text:style-name="P117"><text:s text:c="4"/>Source = Excel.Workbook(File.Contents("C:\Users\PC\Downloads\FIFA CLEAN DATA PROJECT 1.xlsx"), null, true),</text:p>
      <text:p text:style-name="P118"><text:s text:c="4"/>Sheet1_Sheet = Source{[Item="Sheet1",Kind="Sheet"]}[Data],</text:p>
      <text:soft-page-break/>
      <text:p text:style-name="P119"><text:s text:c="4"/>#"Promoted Headers" = Table.PromoteHeaders(Sheet1_Sheet, [PromoteAllScalars=true]),</text:p>
      <text:p text:style-name="P120"><text:s text:c="4"/>#"Added Conditional Column" = Table.AddColumn(#"Promoted Headers", "CONTRACT STATUS", each if [Contract] = "Free" then "FREE" else if Text.Contains([Contract], "Loan") then "LOAN" else if Text.Contains([Contract], "-") then "ACTIVE" else "IN ACTIVE"),</text:p>
      <text:p text:style-name="P121"><text:s text:c="4"/>#"Filtered Rows" = Table.SelectRows(#"Added Conditional Column", each true),</text:p>
      <text:p text:style-name="P122"><text:s text:c="4"/>#"Split Column by Delimiter" = Table.SplitColumn(#"Filtered Rows", "Contract", Splitter.SplitTextByDelimiter("-", QuoteStyle.Csv), {"Contract.1", "Contract.2"}),</text:p>
      <text:p text:style-name="P123"><text:s text:c="4"/>#"Changed Type" = Table.TransformColumnTypes(#"Split Column by Delimiter",{{"Contract.1", Int64.Type}, {"Contract.2", Int64.Type}}),</text:p>
      <text:p text:style-name="P124"><text:s text:c="4"/>#"Renamed Columns" = Table.RenameColumns(#"Changed Type",{{"Contract.1", "CONTRACT START"}, {"Contract.2", "CONTRACT END"}}),</text:p>
      <text:p text:style-name="P125"><text:s text:c="4"/>#"Added Custom" = Table.AddColumn(#"Renamed Columns", "CONTRACT DURATION", each [CONTRACT END]-[CONTRACT START]),</text:p>
      <text:p text:style-name="P126"><text:s text:c="4"/>#"Changed Type1" = Table.TransformColumnTypes(#"Added Custom",{{"CONTRACT START", type text}}),</text:p>
      <text:p text:style-name="P127"><text:s text:c="4"/>#"Replaced Errors" = Table.ReplaceErrorValues(#"Changed Type1", {{"CONTRACT START", "Null"}}),</text:p>
      <text:p text:style-name="P128"><text:s text:c="4"/>#"Changed Type2" = Table.TransformColumnTypes(#"Replaced Errors",{{"CONTRACT START", Int64.Type}, {"CONTRACT END", type text}}),</text:p>
      <text:p text:style-name="P129"><text:s text:c="4"/>#"Replaced Errors1" = Table.ReplaceErrorValues(#"Changed Type2", {{"CONTRACT END", "Null"}}),</text:p>
      <text:p text:style-name="P130"><text:s text:c="4"/>#"Changed Type3" = Table.TransformColumnTypes(#"Replaced Errors1",{{"CONTRACT END", Int64.Type}}),</text:p>
      <text:p text:style-name="P131"><text:s text:c="4"/>#"Renamed Columns1" = Table.RenameColumns(#"Changed Type3",{{"Height", "HEIGHT(INCHES)"}}),</text:p>
      <text:p text:style-name="P132"><text:s text:c="4"/>#"Changed Type4" = Table.TransformColumnTypes(#"Renamed Columns1",{{"Joined", type date}}),</text:p>
      <text:p text:style-name="P133"><text:s text:c="4"/>#"Renamed Columns2" = Table.RenameColumns(#"Changed Type4",{{"â†“OVA", "OVA(%)"}}),</text:p>
      <text:p text:style-name="P134"><text:s text:c="4"/>#"Changed Type5" = Table.TransformColumnTypes(#"Renamed Columns2",{{"OVA(%)", Percentage.Type}, {"POT", Percentage.Type}}),</text:p>
      <text:p text:style-name="P135"><text:s text:c="4"/>#"Replaced Value" = Table.ReplaceValue(#"Changed Type5",".","",Replacer.ReplaceText,{"Value1"}),</text:p>
      <text:p text:style-name="P136"><text:s text:c="4"/>#"Replaced Value1" = Table.ReplaceValue(#"Replaced Value","M","000000",Replacer.ReplaceText,{"Value1"}),</text:p>
      <text:p text:style-name="P137"><text:s text:c="4"/>#"Changed Type6" = Table.TransformColumnTypes(#"Replaced Value1",{{"Value1", Currency.Type},<text:s/><text:soft-page-break/>{"Wage", Currency.Type}}),</text:p>
      <text:p text:style-name="P138"><text:s text:c="4"/>#"Replaced Value2" = Table.ReplaceValue(#"Changed Type6",".","",Replacer.ReplaceText,{"Release Clause2"}),</text:p>
      <text:p text:style-name="P139"><text:s text:c="4"/>#"Replaced Value3" = Table.ReplaceValue(#"Replaced Value2","M","000000",Replacer.ReplaceText,{"Release Clause2"}),</text:p>
      <text:p text:style-name="P140"><text:s text:c="4"/>#"Changed Type7" = Table.TransformColumnTypes(#"Replaced Value3",{{"Release Clause2", Currency.Type}}),</text:p>
      <text:p text:style-name="P141"><text:s text:c="4"/>#"Replaced Value4" = Table.ReplaceValue(#"Changed Type7",".","",Replacer.ReplaceText,{"Hits"}),</text:p>
      <text:p text:style-name="P142"><text:s text:c="4"/>#"Replaced Value5" = Table.ReplaceValue(#"Replaced Value4","K","000",Replacer.ReplaceText,{"Hits"}),</text:p>
      <text:p text:style-name="P143"><text:s text:c="4"/>#"Changed Type8" = Table.TransformColumnTypes(#"Replaced Value5",{{"Hits", Int64.Type}, {"PHY", Int64.Type}, {"DEF", Int64.Type}, {"DRI", Int64.Type}, {"PAS", Int64.Type}, {"SHO", Int64.Type}, {"PAC", Int64.Type}, {"IR", Int64.Type}}),</text:p>
      <text:p text:style-name="P144"><text:s text:c="4"/>#"Reordered Columns" = Table.ReorderColumns(#"Changed Type8",{"ID", "Players Full Name", "photoUrl", "playerUrl", "Club", "Nationality", "Age", "OVA(%)", "POT", "CONTRACT START", "CONTRACT END", "CONTRACT STATUS", "CONTRACT DURATION", "Positions", "HEIGHT(INCHES)", "Weight", "Preferred Foot", "BOV", "Best Position", "Joined", "Loan Date End", "Attacking", "Crossing", "Value", "Value1", "Wage", "Release Clause", "Release Clause2", "Finishing", "Heading Accuracy", "Short Passing", "Volleys", "Skill", "Dribbling", "Curve", "FK Accuracy", "Long Passing", "Ball Control", "Movement", "Acceleration", "Sprint Speed", "Agility", "Reactions", "Balance", "Power", "Shot Power", "Jumping", "Stamina", "Strength", "Long Shots", "Mentality", "Aggression", "Interceptions", "Positioning", "Vision", "Penalties", "Composure", "Defending", "Marking", "Standing Tackle", "Sliding Tackle", "Goalkeeping", "GK Diving", "GK Handling", "GK Kicking", "GK Positioning", "GK Reflexes", "Column1", "Base Stats", "W/F", "SM", "A/W", "D/W", "IR", "PAC", "SHO", "PAS", "DRI", "DEF", "PHY", "Hits", "Total Stats"}),</text:p>
      <text:p text:style-name="P145"><text:s text:c="4"/>#"Changed Type9" = Table.TransformColumnTypes(#"Reordered Columns",{{"CONTRACT DURATION", Int64.Type}}),</text:p>
      <text:p text:style-name="P146"><text:s text:c="4"/>#"Replaced Value6" = Table.ReplaceValue(#"Changed Type9","c","C",Replacer.ReplaceText,{"Club"}),</text:p>
      <text:p text:style-name="P147"><text:s text:c="4"/>#"Replaced Value7" = Table.ReplaceValue(#"Replaced Value6","FCB","FcB",Replacer.ReplaceText,{"Club"}),</text:p>
      <text:p text:style-name="P148"><text:s text:c="4"/>#"Changed Type10" = Table.TransformColumnTypes(#"Replaced Value7",{{"Age", Int64.Type}}),</text:p>
      <text:p text:style-name="P149"><text:s text:c="4"/>#"Replaced Value8" = Table.ReplaceValue(#"Changed Type10","Fc","Fc ",Replacer.ReplaceText,{"Club"}),</text:p>
      <text:p text:style-name="P150"><text:s text:c="4"/>#"Replaced Value9" = Table.ReplaceValue(#"Replaced Value8","Madrid","<text:s/><text:soft-page-break/>Madrid",Replacer.ReplaceText,{"Club"}),</text:p>
      <text:p text:style-name="P151"><text:s text:c="4"/>#"Replaced Value10" = Table.ReplaceValue(#"Replaced Value9","ParisSaintGermain","Paris Saint Germain",Replacer.ReplaceText,{"Club"}),</text:p>
      <text:p text:style-name="P152"><text:s text:c="4"/>#"Replaced Value11" = Table.ReplaceValue(#"Replaced Value10","Fc BayernMnChen","Fc Bayern MunChen",Replacer.ReplaceText,{"Club"}),</text:p>
      <text:p text:style-name="P153"><text:s text:c="4"/>#"Replaced Value12" = Table.ReplaceValue(#"Replaced Value11","AtltiCo","AtletiCo ",Replacer.ReplaceText,{"Club"}),</text:p>
      <text:p text:style-name="P154"><text:s text:c="4"/>#"Replaced Value13" = Table.ReplaceValue(#"Replaced Value12","ManChesterCity","Man Chester City",Replacer.ReplaceText,{"Club"}),</text:p>
      <text:p text:style-name="P155"><text:s text:c="4"/>#"Replaced Value14" = Table.ReplaceValue(#"Replaced Value13","Ch"," Ch",Replacer.ReplaceText,{"Club"}),</text:p>
      <text:p text:style-name="P156"><text:s text:c="4"/>#"Removed Columns" = Table.RemoveColumns(#"Replaced Value14",{"Loan Date End", "Value", "Release Clause"}),</text:p>
      <text:p text:style-name="P157"><text:s text:c="4"/>#"Renamed Columns3" = Table.RenameColumns(#"Removed Columns",{{"Value1", "VALUE"}, {"Release Clause2", "RELEASE CLAUSE"}, {"Wage", "WAGE"}}),</text:p>
      <text:p text:style-name="P158"><text:s text:c="4"/>#"Removed Columns1" = Table.RemoveColumns(#"Renamed Columns3",{"Column1"})</text:p>
      <text:p text:style-name="P159">in</text:p>
      <text:p text:style-name="P160"><text:s text:c="4"/>#"Removed Columns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C</meta:initial-creator>
    <dc:creator>PC</dc:creator>
    <meta:creation-date>2023-03-23T20:00:00Z</meta:creation-date>
    <dc:date>2023-03-23T20:00:00Z</dc:date>
    <meta:template xlink:href="Normal" xlink:type="simple"/>
    <meta:editing-cycles>2</meta:editing-cycles>
    <meta:editing-duration>PT120S</meta:editing-duration>
    <meta:document-statistic meta:page-count="7" meta:paragraph-count="29" meta:word-count="2200" meta:character-count="14716" meta:row-count="104" meta:non-whitespace-character-count="12545"/>
  </office:meta>
</office:document-meta>
</file>